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780000081141352C4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5" style:family="table">
      <style:table-properties style:width="2.1667in" fo:margin-left="0.5139in" fo:margin-right="5.4299in" table:align="margins" style:may-break-between-rows="false"/>
    </style:style>
    <style:style style:name="Table5.A" style:family="table-column">
      <style:table-column-properties style:column-width="2.1667in" style:rel-column-width="65535*"/>
    </style:style>
    <style:style style:name="Table5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3" style:family="table">
      <style:table-properties style:width="7.2917in" fo:margin-left="0.4201in" fo:margin-right="0.3986in" table:align="margins"/>
    </style:style>
    <style:style style:name="Table3.A" style:family="table-column">
      <style:table-column-properties style:column-width="7.2917in" style:rel-column-width="65535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29in" fo:margin-left="0.7743in" fo:margin-right="0.7632in" table:align="margins"/>
    </style:style>
    <style:style style:name="Table2.A" style:family="table-column">
      <style:table-column-properties style:column-width="6.5729in" style:rel-column-width="65535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5729in" fo:margin-left="0.7743in" fo:margin-right="0.7632in" table:align="margins"/>
    </style:style>
    <style:style style:name="Table1.A" style:family="table-column">
      <style:table-column-properties style:column-width="6.5729in" style:rel-column-width="65535*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text-properties fo:font-size="7pt" style:font-size-asian="7pt" style:font-size-complex="7pt"/>
    </style:style>
    <style:style style:name="P3" style:family="paragraph" style:parent-style-name="Footer">
      <style:text-properties style:font-name="Times New Roman" fo:font-size="8pt" style:font-size-asian="8pt" style:font-size-complex="8pt"/>
    </style:style>
    <style:style style:name="P4" style:family="paragraph" style:parent-style-name="Text_20_body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Verdana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style:line-spacing="0.0484in" fo:text-align="center" style:justify-single-word="false" fo:text-indent="0in" style:auto-text-indent="false"/>
      <style:text-properties style:font-name="Times New Roman" fo:font-size="14pt" fo:language="fi" fo:country="FI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style:font-size-asian="12pt" style:font-size-complex="12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Normal">
      <style:paragraph-properties fo:margin-left="0in" fo:margin-right="0in" style:line-spacing="0.0484in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style:font-size-asian="12pt" style:font-size-complex="12pt"/>
    </style:style>
    <style:style style:name="P14" style:family="paragraph" style:parent-style-name="Text_20_body">
      <style:paragraph-properties fo:text-align="end" style:justify-single-word="false"/>
      <style:text-properties style:font-name="Times New Roman" fo:font-size="12pt" fo:language="fi" fo:country="FI" fo:font-weight="normal" style:font-size-asian="12pt" style:font-weight-asian="normal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2pt" fo:language="fi" fo:country="FI" fo:font-weight="normal" style:font-size-asian="12pt" style:font-weight-asian="normal" style:font-size-complex="12pt" style:font-weight-complex="normal"/>
    </style:style>
    <style:style style:name="P16" style:family="paragraph" style:parent-style-name="Normal">
      <style:paragraph-properties style:line-spacing="0.0484in" fo:text-align="center" style:justify-single-word="false"/>
      <style:text-properties style:font-name="Times New Roman" fo:font-size="12pt" fo:language="fi" fo:country="FI" style:font-size-asian="12pt" style:font-size-complex="12pt"/>
    </style:style>
    <style:style style:name="P17" style:family="paragraph" style:parent-style-name="Normal">
      <style:paragraph-properties style:line-spacing="0.0484in" fo:text-align="start" style:justify-single-word="false"/>
      <style:text-properties style:font-name="Times New Roman" fo:font-size="12pt" fo:language="fi" fo:country="FI" style:font-size-asian="12pt" style:font-size-complex="12pt"/>
    </style:style>
    <style:style style:name="P18" style:family="paragraph" style:parent-style-name="Normal">
      <style:paragraph-properties fo:line-height="70%" fo:text-align="end" style:justify-single-word="false">
        <style:tab-stops>
          <style:tab-stop style:position="0.7917in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Normal" style:master-page-name="MP0">
      <style:paragraph-properties style:line-spacing="0.0484in" fo:text-align="center" style:justify-single-word="false" style:page-number="auto" fo:break-before="page"/>
      <style:text-properties style:font-name="Times New Roman" fo:font-size="2pt" fo:language="fi" fo:country="FI" fo:font-weight="bold" style:font-size-asian="2pt" style:font-weight-asian="bold" style:font-size-complex="2pt"/>
    </style:style>
    <style:style style:name="T1" style:family="text">
      <style:text-properties style:language-asian="en" style:country-asian="US"/>
    </style:style>
    <style:style style:name="T2" style:family="text">
      <style:text-properties style:font-weight-complex="normal"/>
    </style:style>
    <style:style style:name="T3" style:family="text">
      <style:text-properties style:font-name="Times New Roman" fo:language="fi" fo:country="FI" fo:font-weight="normal" style:font-weight-asian="normal" style:font-weight-complex="normal"/>
    </style:style>
    <style:style style:name="T4" style:family="text">
      <style:text-properties style:font-name="Times New Roman" fo:font-size="12pt" fo:language="fi" fo:country="FI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4pt" fo:language="fi" fo:country="FI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5106" number:language="en" number:country="GB" number:title="User-defined"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llpInfo.llpName"/>
        <text:user-field-decl office:value-type="float" office:value="0" text:name="newDate"/>
      </text:user-field-decls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2"><text:s text:c="46"/></text:span><text:span text:style-name="T6">Akta Perkongsian Liabiliti Terhad 2012 <text:s text:c="2"/></text:span><text:span text:style-name="T7"><text:s text:c="2"/></text:span><text:span text:style-name="T6"><text:s text:c="4"/>[Seksyen 11(4)]</text:span><text:span text:style-name="T2"> <text:s text:c="20"/></text:span></text:p>
      <text:p text:style-name="P16"/>
      <text:p text:style-name="P17"><text:s text:c="12"/><text:span text:style-name="T8">No. LLP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<text:text-input text:description="llpNo">LLP1</text:text-input></text:p>
          </table:table-cell>
        </table:table-row>
      </table:table>
      <text:p text:style-name="P6"/>
      <text:p text:style-name="P6"/>
      <text:p text:style-name="P7">PERAKUAN PENDAFTARAN</text:p>
      <text:p text:style-name="P7">PERKONGSIAN LIABILITI TERHAD</text:p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Dengan ini diperakui bahawa</text:p>
          </table:table-cell>
        </table:table-row>
      </table:table>
      <text:p text:style-name="P8"/>
      <text:p text:style-name="P8"><text:text-input text:description="llpName">SERIJAYA ALMOND PLT</text:text-input>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Default_20_Paragraph_20_Font"><text:span text:style-name="T5">telah <text:s text:c="2"/>didaftarkan <text:s text:c="2"/>di <text:s/>bawah <text:s text:c="2"/>Akta <text:s/>Perkongsian Liabiliti Terhad 2012, <text:s/>pada <text:s/>dan <text:s/>mulai <text:s/>dari <text:s/></text:span></text:span><text:span text:style-name="Default_20_Paragraph_20_Font"><text:span text:style-name="T5"><text:text-input text:description="regDateDay">11</text:text-input></text:span></text:span><text:span text:style-name="Default_20_Paragraph_20_Font"><text:span text:style-name="T5"> <text:s/>haribulan <text:s/></text:span></text:span><text:span text:style-name="Default_20_Paragraph_20_Font"><text:span text:style-name="T5"><text:text-input text:description="regDateMonth">Oktober</text:text-input></text:span></text:span><text:span text:style-name="Default_20_Paragraph_20_Font"><text:span text:style-name="T5"> <text:s/></text:span></text:span><text:span text:style-name="Default_20_Paragraph_20_Font"><text:span text:style-name="T5"><text:text-input text:description="regDateYear">2012</text:text-input></text:span></text:span><text:span text:style-name="Default_20_Paragraph_20_Font"><text:span text:style-name="T5">. </text:span></text:span></text:p>
            <text:p text:style-name="P4"><text:span text:style-name="Default_20_Paragraph_20_Font"><text:span text:style-name="T5"/></text:span></text:p>
            <text:p text:style-name="P4"><text:span text:style-name="Default_20_Paragraph_20_Font"><text:span text:style-name="T5">Dibuat <text:s/>di <text:s/>bawah <text:s/>tandatangan <text:s/>saya <text:s/>pada <text:s/></text:span></text:span><text:span text:style-name="Default_20_Paragraph_20_Font"><text:span text:style-name="T5"><text:date style:data-style-name="N5106" text:date-value="2015-07-29T10:36:09.66">29</text:date></text:span></text:span><text:span text:style-name="Default_20_Paragraph_20_Font"><text:span text:style-name="T5"> <text:s/>haribulan </text:span></text:span><text:span text:style-name="Default_20_Paragraph_20_Font"><text:span text:style-name="T5"><text:text-input text:description="monthCurrentDate">Disember</text:text-input></text:span></text:span><text:span text:style-name="Default_20_Paragraph_20_Font"><text:span text:style-name="T5"> <text:s/></text:span></text:span><text:span text:style-name="Default_20_Paragraph_20_Font"><text:span text:style-name="T5"><text:text-input text:description="yCurrentDate">2012</text:text-input></text:span></text:span><text:span text:style-name="Default_20_Paragraph_20_Font"><text:span text:style-name="T5">.</text:span></text:span></text:p>
          </table:table-cell>
        </table:table-row>
      </table:table>
      <text:p text:style-name="P9"/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Default_20_Paragraph_20_Font"><text:span text:style-name="T3"><text:s text:c="2"/></text:span></text:span></text:p>
            <text:p text:style-name="P4"><text:span text:style-name="Default_20_Paragraph_20_Font"><text:span text:style-name="T3"/></text:span></text:p>
            <text:p text:style-name="P4"><text:span text:style-name="Default_20_Paragraph_20_Font"><text:span text:style-name="T4"/></text:span></text:p>
            <text:p text:style-name="P12"><draw:frame draw:style-name="fr1" draw:name="graphics4" text:anchor-type="paragraph" svg:x="4.1827in" svg:y="0.1236in" svg:width="2.0598in" svg:height="0.8098in" draw:z-index="0"><draw:image xlink:href="Pictures/20000007000014780000081141352C44.svm" xlink:type="simple" xlink:show="embed" xlink:actuate="onLoad"/></draw:frame></text:p>
            <text:p text:style-name="P12"/>
            <text:p text:style-name="P12"/>
            <text:p text:style-name="P12">ZAHRAH ABD WAHAB FENNER <text:s text:c="2"/></text:p>
            <text:p text:style-name="P11"><text:s text:c="103"/>PENDAFTAR <text:s text:c="15"/></text:p>
            <text:p text:style-name="P10"><text:s text:c="89"/>PERKONGSIAN LIABILITI TERHAD <text:s/></text:p>
            <text:p text:style-name="P13"><text:span text:style-name="Default_20_Paragraph_20_Font"><text:span text:style-name="T3"><text:s text:c="109"/>MALAYSIA <text:s text:c="16"/></text:span></text:span></text:p>
          </table:table-cell>
        </table:table-row>
      </table:table>
      <text:p text:style-name="P3"><text:s text:c="28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1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Heading" style:family="paragraph" style:parent-style-name="Normal" style:next-style-name="Body_20_Text" style:class="text">
      <style:paragraph-properties fo:margin-top="0.1665in" fo:margin-bottom="0.0835in" fo:hyphenation-ladder-count="no-limit" fo:keep-with-next="always"/>
      <style:text-properties style:font-name="Arial" fo:font-size="14pt" style:font-name-asian="Lucida Sans Unicode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Body_20_Text" style:display-name="Body Text" style:family="paragraph" style:parent-style-name="Normal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Body_20_Text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ar" style:country-asian="SA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fo:font-size="7pt" style:font-size-asian="7pt" style:font-size-complex="7pt"/>
    </style:style>
    <style:style style:name="MT1" style:family="text">
      <style:text-properties style:language-asian="en" style:country-asian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0799in" fo:margin-bottom="0.0799in" fo:margin-left="0.0799in" fo:margin-right="0.0799in" style:shadow="none" fo:background-color="transparent" style:writing-mode="lr-tb" style:footnote-max-height="0in">
        <style:background-image/>
        <style:footnote-sep style:width="0.0071in" style:adjustment="left" style:rel-width="33%" style:color="#000000"/>
      </style:page-layout-properties>
      <style:header-style>
        <style:header-footer-properties fo:min-height="0.1299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</style:header>
      <style:footer>
        <text:p text:style-name="MP2"><text:s text:c="42"/></text:p>
        <text:p text:style-name="MP2"/>
        <text:p text:style-name="MP2"><text:s text:c="1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OGO SSM</dc:title>
    <meta:initial-creator>alia</meta:initial-creator>
    <meta:creation-date>2012-01-11T14:32:00Z</meta:creation-date>
    <dc:date>2015-07-29T10:36:09.58</dc:date>
    <meta:print-date>2012-02-24T09:15:36.63</meta:print-date>
    <meta:editing-cycles>149</meta:editing-cycles>
    <meta:editing-duration>PT12H21M22S</meta:editing-duration>
    <meta:printed-by>marzuna </meta:printed-by>
    <meta:document-statistic meta:table-count="4" meta:image-count="1" meta:object-count="0" meta:page-count="1" meta:paragraph-count="17" meta:word-count="59" meta:character-count="941"/>
    <meta:template xlink:type="simple" xlink:actuate="onRequest" xlink:title="" xlink:href="../../../Users/marzuna/AppData/Local/Temp/notesFCBCEE/cert3.odt/Normal.dotm"/>
  </office:meta>
</office:document-meta>
</file>